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D0000017133D3970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ein_20_Leerraum">
      <style:text-properties officeooo:paragraph-rsid="000b445f"/>
    </style:style>
    <style:style style:name="P2" style:family="paragraph" style:parent-style-name="EKUT_20_Fakultät">
      <style:text-properties style:font-name="Arial1" fo:language="en" fo:country="US" style:language-asian="en" style:country-asian="US"/>
    </style:style>
    <style:style style:name="P3" style:family="paragraph" style:parent-style-name="EKUT_20_Fakultät">
      <style:text-properties officeooo:paragraph-rsid="000b445f"/>
    </style:style>
    <style:style style:name="P4" style:family="paragraph" style:parent-style-name="Header">
      <style:text-properties officeooo:paragraph-rsid="000b445f"/>
    </style:style>
    <style:style style:name="P5" style:family="paragraph" style:parent-style-name="Header">
      <style:paragraph-properties>
        <style:tab-stops/>
      </style:paragraph-properties>
      <style:text-properties style:font-name="arial" fo:font-size="10pt" fo:language="en" fo:country="US" officeooo:rsid="000d6fac" officeooo:paragraph-rsid="000d6fac" style:font-size-asian="10pt" style:language-asian="en" style:country-asian="US" style:font-name-complex="Arial" style:font-size-complex="10pt"/>
    </style:style>
    <style:style style:name="P6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paragraph-rsid="000b445f"/>
    </style:style>
    <style:style style:name="P7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1f0206" officeooo:paragraph-rsid="000b445f"/>
    </style:style>
    <style:style style:name="P8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1dd48e" officeooo:paragraph-rsid="000b445f"/>
    </style:style>
    <style:style style:name="P9" style:family="paragraph" style:parent-style-name="EKUT_20_Betreffzeile">
      <style:paragraph-properties>
        <style:tab-stops>
          <style:tab-stop style:position="4.0654in"/>
        </style:tab-stops>
      </style:paragraph-properties>
      <style:text-properties officeooo:rsid="002bc9ac" officeooo:paragraph-rsid="000b445f"/>
    </style:style>
    <style:style style:name="P10" style:family="paragraph" style:parent-style-name="EKUT_20_Betreffzeile">
      <style:text-properties officeooo:paragraph-rsid="000b445f"/>
    </style:style>
    <style:style style:name="P11" style:family="paragraph" style:parent-style-name="EKUT_20_Fachbereich_2f_Institut_2f_Lehrstuhl">
      <style:text-properties officeooo:paragraph-rsid="000b445f" style:font-weight-complex="bold"/>
    </style:style>
    <style:style style:name="P12" style:family="paragraph" style:parent-style-name="EKUT_20_Fachbereich_2f_Institut_2f_Lehrstuhl">
      <style:text-properties style:font-name="Arial1" fo:language="en" fo:country="US" officeooo:paragraph-rsid="00172da4" style:language-asian="en" style:country-asian="US" style:font-size-complex="8pt"/>
    </style:style>
    <style:style style:name="P13" style:family="paragraph" style:parent-style-name="EKUT_20_Fachbereich_2f_Institut_2f_Lehrstuhl">
      <style:text-properties style:font-name="Arial1" fo:language="en" fo:country="US" fo:font-weight="normal" style:language-asian="en" style:country-asian="US" style:font-weight-asian="normal" style:font-size-complex="8pt"/>
    </style:style>
    <style:style style:name="P14" style:family="paragraph" style:parent-style-name="Standard">
      <style:text-properties style:font-name="arial" fo:font-size="10pt" fo:language="en" fo:country="US" style:font-size-asian="10pt" style:language-asian="en" style:country-asian="US" style:font-name-complex="Arial" style:font-size-complex="10pt"/>
    </style:style>
    <style:style style:name="P15" style:family="paragraph" style:parent-style-name="Standard">
      <style:text-properties style:font-name="arial" fo:font-size="10pt" fo:language="en" fo:country="US" officeooo:rsid="000d6fac" officeooo:paragraph-rsid="000d6fac" style:font-size-asian="10pt" style:language-asian="en" style:country-asian="US" style:font-name-complex="Arial" style:font-size-complex="10pt"/>
    </style:style>
    <style:style style:name="P16" style:family="paragraph" style:parent-style-name="Standard">
      <style:text-properties style:font-name="arial" fo:font-size="10pt" fo:language="en" fo:country="US" officeooo:paragraph-rsid="000d6fac" style:font-size-asian="10pt" style:language-asian="en" style:country-asian="US" style:font-name-complex="Arial" style:font-size-complex="10pt"/>
    </style:style>
    <style:style style:name="P17" style:family="paragraph" style:parent-style-name="Standard">
      <style:text-properties style:font-name="arial" fo:font-size="10pt" fo:language="en" fo:country="US" officeooo:paragraph-rsid="0032cdc9" style:font-size-asian="10pt" style:language-asian="en" style:country-asian="US" style:font-name-complex="Arial" style:font-size-complex="10pt"/>
    </style:style>
    <style:style style:name="P18" style:family="paragraph" style:parent-style-name="EKUT_20_Textkörper">
      <style:text-properties fo:language="en" fo:country="US" officeooo:paragraph-rsid="000b445f"/>
    </style:style>
    <style:style style:name="P19" style:family="paragraph" style:parent-style-name="EKUT_20_Textkörper">
      <style:text-properties officeooo:paragraph-rsid="000b445f"/>
    </style:style>
    <style:style style:name="P20" style:family="paragraph" style:parent-style-name="EKUT_20_Adresse_2f_Absender">
      <style:text-properties fo:language="en" fo:country="US" officeooo:paragraph-rsid="000b445f" style:language-asian="en" style:country-asian="US"/>
    </style:style>
    <style:style style:name="P21" style:family="paragraph" style:parent-style-name="EKUT_20_Absenderinformationen">
      <style:text-properties style:font-name="Arial1"/>
    </style:style>
    <style:style style:name="P22" style:family="paragraph" style:parent-style-name="EKUT_20_Absenderinformationen">
      <style:text-properties style:font-name="Arial1" style:font-size-complex="8pt"/>
    </style:style>
    <style:style style:name="P23" style:family="paragraph" style:parent-style-name="EKUT_20_Absenderinformationen">
      <style:text-properties style:font-name="Arial1" fo:language="en" fo:country="US" style:language-asian="en" style:country-asian="US" style:font-size-complex="8pt"/>
    </style:style>
    <style:style style:name="P24" style:family="paragraph" style:parent-style-name="EKUT_20_Absenderinformationen">
      <style:text-properties style:font-name="Arial1" officeooo:paragraph-rsid="003345f1"/>
    </style:style>
    <style:style style:name="P25" style:family="paragraph" style:parent-style-name="EKUT_20_Absenderinformationen">
      <style:text-properties style:font-name="Arial1" officeooo:paragraph-rsid="00352e29"/>
    </style:style>
    <style:style style:name="P26" style:family="paragraph" style:parent-style-name="EKUT_20_Fachbereich_2f_Institut_2f_Lehrstuhl_20_Rot">
      <style:text-properties style:font-name="Arial1" fo:language="en" fo:country="US" style:language-asian="en" style:country-asian="US"/>
    </style:style>
    <style:style style:name="P27" style:family="paragraph" style:parent-style-name="Heading_20_5">
      <style:text-properties style:font-name="arial" fo:language="en" fo:country="US" officeooo:paragraph-rsid="0011ba55" style:language-asian="en" style:country-asian="US"/>
    </style:style>
    <style:style style:name="P28" style:family="paragraph" style:parent-style-name="Heading_20_5">
      <style:text-properties style:font-name="arial" fo:language="en" fo:country="US" fo:font-style="normal" fo:font-weight="normal" style:language-asian="en" style:country-asian="US" style:font-style-asian="normal" style:font-weight-asian="normal"/>
    </style:style>
    <style:style style:name="P29" style:family="paragraph" style:parent-style-name="EKUT_20_Adresse_2f_Absender" style:master-page-name="Standard">
      <style:paragraph-properties style:page-number="auto"/>
      <style:text-properties fo:font-size="10pt" fo:language="en" fo:country="US" officeooo:rsid="000eb16a" officeooo:paragraph-rsid="000ffa36" style:font-size-asian="10pt" style:language-asian="en" style:country-asian="US" style:font-name-complex="Arial" style:font-size-complex="10pt"/>
    </style:style>
    <style:style style:name="T1" style:family="text">
      <style:text-properties fo:color="#000000" fo:font-size="8pt" fo:font-weight="normal" style:font-name-asian="Times New Roman" style:font-size-asian="8pt" style:font-weight-asian="normal" style:font-name-complex="Arial" style:language-complex="ar" style:country-complex="SA" style:font-weight-complex="bold"/>
    </style:style>
    <style:style style:name="T2" style:family="text">
      <style:text-properties fo:language="en" fo:country="US" style:language-asian="en" style:country-asian="US" style:font-size-complex="8pt"/>
    </style:style>
    <style:style style:name="T3" style:family="text">
      <style:text-properties officeooo:rsid="0030c834"/>
    </style:style>
    <style:style style:name="T4" style:family="text">
      <style:text-properties style:use-window-font-color="true" style:font-name="Arial" fo:font-size="11pt" fo:language="de" fo:country="DE" style:font-name-asian="Times New Roman" style:font-size-asian="11pt" style:language-asian="en" style:country-asian="US" style:font-name-complex="Arial" style:font-size-complex="10pt" style:language-complex="ar" style:country-complex="SA"/>
    </style:style>
    <style:style style:name="T5" style:family="text">
      <style:text-properties style:font-name="Arial1" fo:font-size="7pt" style:font-size-asian="7pt" style:font-size-complex="7pt"/>
    </style:style>
    <style:style style:name="T6" style:family="text">
      <style:text-properties fo:font-style="normal" style:font-style-asian="normal"/>
    </style:style>
    <style:style style:name="T7" style:family="text">
      <style:text-properties fo:font-style="normal" officeooo:rsid="0011ba55" style:font-style-asian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Frame2" text:anchor-type="paragraph" svg:x="5.2425in" svg:y="-0.4827in" svg:width="1.9689in" svg:height="3.1862in" draw:z-index="0"><draw:text-box><text:p text:style-name="P26">Fachbereich Chemie / Institut für Physikalische und Theoretische Chemie / Analytische Chemie<text:line-break/></text:p><text:p text:style-name="P12"><text:bookmark-start text:name="Titel11"/><text:bookmark text:name="Nachname"/><text:span text:style-name="T1"><text:placeholder text:placeholder-type="text">&lt;o.sender.prefix&gt;</text:placeholder></text:span><text:bookmark-end text:name="Titel11"/><text:span text:style-name="T1"> </text:span><text:bookmark-start text:name="Vorname11"/><text:span text:style-name="T1"><text:placeholder text:placeholder-type="text">&lt;o.sender.firstname&gt;</text:placeholder></text:span><text:bookmark-end text:name="Vorname11"/><text:span text:style-name="T1"> </text:span><text:bookmark-start text:name="Nachname11"/><text:span text:style-name="T1"><text:placeholder text:placeholder-type="text">&lt;o.sender.surname&gt;</text:placeholder></text:span><text:bookmark-end text:name="Nachname11"/></text:p><text:p text:style-name="P13">Arbeitsgruppe Weimar</text:p><text:p text:style-name="P22"/><text:p text:style-name="P23">Kontakt:</text:p><text:p text:style-name="P21"><text:span text:style-name="T2">Telefon<text:tab/>+49 7071 29-</text:span><text:bookmark-start text:name="TelefonD"/><text:span text:style-name="T2"><text:placeholder text:placeholder-type="text">&lt;o.sender.tel&gt;</text:placeholder></text:span><text:bookmark-end text:name="TelefonD"/></text:p><text:p text:style-name="P23"><text:tab/>+49 7071 29-77636</text:p><text:p text:style-name="P23"><text:tab/>(Sekretariat)</text:p><text:p text:style-name="P24"><text:span text:style-name="T2">Telefax<text:tab/>+49 7071 29-</text:span><text:bookmark-start text:name="TelefaxD"/><text:span text:style-name="T2"><text:placeholder text:placeholder-type="text">&lt;o.sender.fax&gt;</text:placeholder></text:span><text:bookmark-end text:name="TelefaxD"/></text:p><text:p text:style-name="P23"><text:bookmark-start text:name="EmailD"/>Email<text:bookmark-end text:name="EmailD"/><text:tab/><text:placeholder text:placeholder-type="text">&lt;o.sender.email&gt;</text:placeholder></text:p><text:p text:style-name="P23">http://www.ipc.uni-tuebingen.de/weimar</text:p><text:p text:style-name="P22"/><text:p text:style-name="P25"><text:span text:style-name="T2">Datum: </text:span><text:span text:style-name="T2"><text:placeholder text:placeholder-type="text">&lt;o.date&gt;</text:placeholder></text:span></text:p></draw:text-box></draw:frame><draw:frame draw:style-name="fr2" draw:name="Frame16" text:anchor-type="paragraph" svg:x="0.0047in" svg:y="0.161in" svg:width="4.7252in" svg:height="1.9689in" draw:z-index="1"><draw:text-box><text:p text:style-name="P29"><text:span text:style-name="EKUT_20_Adresse_2f_Absender_20_Fett"><text:span text:style-name="T5">Universität Tübingen</text:span></text:span><text:span text:style-name="T5"> · IPTC · Auf der Morgenstelle 15 · 72076 Tübingen</text:span></text:p><text:p text:style-name="P15"/><text:p text:style-name="P15"><text:bookmark-start text:name="CompanyName1"/><text:placeholder text:placeholder-type="text">&lt;o.recipient.organization&gt;</text:placeholder><text:bookmark-end text:name="CompanyName1"/></text:p><text:p text:style-name="P14"><text:bookmark-start text:name="Department1"/><text:placeholder text:placeholder-type="text">&lt;o.recipient.department&gt;</text:placeholder><text:bookmark-end text:name="Department1"/></text:p><text:p text:style-name="P14"><text:bookmark-start text:name="Title1"/><text:placeholder text:placeholder-type="text">&lt;o.recipient.prefix&gt;</text:placeholder><text:bookmark-end text:name="Title1"/> <text:bookmark-start text:name="FirstName1"/><text:placeholder text:placeholder-type="text">&lt;o.recipient.firstname&gt;</text:placeholder><text:bookmark-end text:name="FirstName1"/> <text:bookmark-start text:name="LastName1"/><text:placeholder text:placeholder-type="text">&lt;o.recipient.surname&gt;</text:placeholder><text:bookmark-end text:name="LastName1"/></text:p><text:p text:style-name="P16"><text:bookmark-start text:name="BusinessAddressStreet1"/><text:placeholder text:placeholder-type="text">&lt;o.recipient.address.street&gt;</text:placeholder><text:bookmark-end text:name="BusinessAddressStreet1"/></text:p><text:p text:style-name="P16"><text:bookmark-start text:name="BusinessAddressPostalCode1"/><text:placeholder text:placeholder-type="text">&lt;o.recipient.address.zipcode&gt;</text:placeholder><text:bookmark-end text:name="BusinessAddressPostalCode1"/> <text:bookmark-start text:name="BusinessAddressCity1"/><text:placeholder text:placeholder-type="text">&lt;o.recipient.address.locality&gt;</text:placeholder><text:bookmark-end text:name="BusinessAddressCity1"/></text:p><text:p text:style-name="P17"><text:placeholder text:placeholder-type="text">&lt;o.recipient.address.country&gt;</text:placeholder></text:p><text:p text:style-name="P5"/><text:h text:style-name="P27" text:outline-level="5"><text:span text:style-name="T6">Fax: </text:span><text:bookmark-start text:name="BusinessFaxNumber1"/><text:span text:style-name="T6"><text:placeholder text:placeholder-type="text">&lt;o.recipient.fax&gt;</text:placeholder></text:span><text:bookmark-end text:name="BusinessFaxNumber1"/></text:h><text:h text:style-name="P28" text:outline-level="5">Tel.: <text:placeholder text:placeholder-type="text">&lt;o.recipient.fax&gt;</text:placeholder></text:h></draw:text-box></draw:frame></text:p>
      <text:p text:style-name="P20"/>
      <text:p text:style-name="P10">Betreffzeile</text:p>
      <text:p text:style-name="P6">Betreffzeile</text:p>
      <text:p text:style-name="P6"/>
      <text:p text:style-name="P7"/>
      <text:p text:style-name="P8"><text:placeholder text:placeholder-type="text">&lt;if test="o.sender.firstname=='Peter'"&gt;</text:placeholder></text:p>
      <text:p text:style-name="P9">Hi <text:span text:style-name="T3">Peter</text:span></text:p>
      <text:p text:style-name="P8"><text:placeholder text:placeholder-type="text">&lt;/if&gt;</text:placeholder></text:p>
      <text:p text:style-name="P19"/>
      <text:p text:style-name="P19">Sehr geehrte Damen und Herren,</text:p>
      <text:p text:style-name="P19"/>
      <text:p text:style-name="P19"/>
      <text:p text:style-name="P19"/>
      <text:p text:style-name="P19"/>
      <text:p text:style-name="P19">Mit freundlichen Grüßen</text:p>
      <text:p text:style-name="P19"/>
      <text:p text:style-name="P19"/>
      <text:p text:style-name="P11"><text:bookmark-start text:name="Titel1"/><text:span text:style-name="T4"><text:placeholder text:placeholder-type="text">&lt;o.sender.prefix&gt;</text:placeholder></text:span><text:bookmark-end text:name="Titel1"/><text:span text:style-name="T4"> </text:span><text:bookmark-start text:name="Vorname1"/><text:span text:style-name="T4"><text:placeholder text:placeholder-type="text">&lt;o.sender.firstname&gt;</text:placeholder></text:span><text:bookmark-end text:name="Vorname1"/><text:span text:style-name="T4"> </text:span><text:bookmark-start text:name="Nachname12"/><text:span text:style-name="T4"><text:placeholder text:placeholder-type="text">&lt;o.sender.surname&gt;</text:placeholder></text:span><text:bookmark-end text:name="Nachname12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0pt" fo:language="en" fo:country="GB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EKUT_20_Absenderinformationen" style:display-name="EKUT Absenderinformationen" style:family="paragraph" style:parent-style-name="Standard">
      <style:paragraph-properties fo:margin-top="0in" fo:margin-bottom="0in" style:contextual-spacing="true" fo:line-height="0.1528in"/>
      <style:text-properties fo:color="#000000" fo:font-size="8pt" style:font-size-asian="8pt" style:font-name-complex="Arial" style:font-family-complex="Arial" style:font-family-generic-complex="swiss" style:font-pitch-complex="variable" style:font-size-complex="10pt"/>
    </style:style>
    <style:style style:name="EKUT_20_Fachbereich_2f_Institut_2f_Lehrstuhl" style:display-name="EKUT Fachbereich/Institut/Lehrstuhl" style:family="paragraph" style:parent-style-name="EKUT_20_Absenderinformationen">
      <style:text-properties fo:font-weight="bold" style:font-weight-asian="bold" style:font-weight-complex="bold"/>
    </style:style>
    <style:style style:name="EKUT_20_Fachbereich_2f_Institut_2f_Lehrstuhl_20_Rot" style:display-name="EKUT Fachbereich/Institut/Lehrstuhl Rot" style:family="paragraph" style:parent-style-name="EKUT_20_Fachbereich_2f_Institut_2f_Lehrstuhl">
      <style:text-properties fo:color="#a51b38"/>
    </style:style>
    <style:style style:name="Kein_20_Leerraum" style:display-name="Kein Leerraum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EKUT_20_Fakultät" style:display-name="EKUT Fakultät" style:family="paragraph" style:parent-style-name="Standard">
      <style:paragraph-properties fo:margin-left="0in" fo:margin-right="-1.1417in" fo:margin-top="0in" fo:margin-bottom="0in" style:contextual-spacing="true" fo:line-height="0.222in" fo:text-indent="0in" style:auto-text-indent="false">
        <style:tab-stops>
          <style:tab-stop style:position="5.1189in"/>
        </style:tab-stops>
      </style:paragraph-properties>
      <style:text-properties fo:color="#a51b38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EKUT_20_Textkörper" style:display-name="EKUT Textkörper" style:family="paragraph">
      <style:paragraph-properties fo:margin-top="0in" fo:margin-bottom="0in" style:contextual-spacing="true" fo:line-height="0.1807in" fo:orphans="2" fo:widows="2"/>
      <style:text-properties style:use-window-font-color="true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EKUT_20_Adresse_2f_Absender" style:display-name="EKUT Adresse/Absender" style:family="paragraph" style:parent-style-name="Standard">
      <style:paragraph-properties fo:margin-top="0in" fo:margin-bottom="0in" style:contextual-spacing="true"/>
      <style:text-properties fo:font-size="7pt" style:font-size-asian="7pt" style:font-name-complex="Arial" style:font-family-complex="Arial" style:font-family-generic-complex="swiss" style:font-pitch-complex="variable" style:font-size-complex="10pt"/>
    </style:style>
    <style:style style:name="EKUT_20_Betreffzeile" style:display-name="EKUT Betreffzeile" style:family="paragraph" style:parent-style-name="EKUT_20_Textkörpe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KUT_20_Adresse_2f_Absender_20_Fett" style:display-name="EKUT Adresse/Absender Fett" style:family="text">
      <style:text-properties fo:font-weight="bold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Kein_20_Leerraum">
      <style:text-properties officeooo:paragraph-rsid="000b445f"/>
    </style:style>
    <style:style style:name="MP2" style:family="paragraph" style:parent-style-name="EKUT_20_Fakultät">
      <style:text-properties style:font-name="Arial1" fo:language="en" fo:country="US" style:language-asian="en" style:country-asian="US"/>
    </style:style>
    <style:style style:name="MP3" style:family="paragraph" style:parent-style-name="EKUT_20_Fakultät">
      <style:text-properties officeooo:paragraph-rsid="000b445f"/>
    </style:style>
    <style:style style:name="MP4" style:family="paragraph" style:parent-style-name="Header">
      <style:text-properties officeooo:paragraph-rsid="000b445f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5" text:anchor-type="paragraph" svg:x="5.2425in" svg:y="0.039in" svg:width="2.1661in" svg:height="0.7874in" draw:z-index="3"><draw:text-box><text:p text:style-name="MP2">Mathematisch-</text:p><text:p text:style-name="MP2">Naturwissenschaftliche</text:p><text:p text:style-name="MP2">Fakultät</text:p></draw:text-box></draw:frame><text:tab/><draw:frame draw:style-name="Mfr2" draw:name="Image13" text:anchor-type="char" svg:x="0in" svg:y="0.0008in" svg:width="3.0665in" svg:height="0.789in" draw:z-index="2"><draw:image xlink:href="Pictures/100000000000059D0000017133D39701.png" xlink:type="simple" xlink:show="embed" xlink:actuate="onLoad"/></draw:frame></text:p>
        <text:p text:style-name="MP3"/>
        <text:p text:style-name="MP4"/>
        <text:p text:style-name="MP4"/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53:40.040694934</meta:creation-date>
    <dc:date>2014-05-15T11:09:37.778726176</dc:date>
    <meta:editing-duration>P0D</meta:editing-duration>
    <meta:editing-cycles>8</meta:editing-cycles>
    <meta:generator>LibreOffice/4.2.3.3$Linux_X86_64 LibreOffice_project/420m0$Build-3</meta:generator>
    <meta:document-statistic meta:table-count="0" meta:image-count="1" meta:object-count="0" meta:page-count="1" meta:paragraph-count="32" meta:word-count="81" meta:character-count="931" meta:non-whitespace-character-count="877"/>
  </office:meta>
</office:document-meta>
</file>